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ato Light1" svg:font-family="'Lato Light'"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graphic-properties draw:stroke="none" svg:stroke-color="#b2b2b2" draw:fill="solid" draw:fill-color="#cccccc" draw:opacity="20%" draw:textarea-horizontal-align="justify" draw:textarea-vertical-align="middle" draw:auto-grow-height="false" fo:min-height="2cm" fo:min-width="1.75cm" loext:decorative="false"/>
    </style:style>
    <style:style style:name="gr3" style:family="graphic" style:parent-style-name="standard">
      <style:graphic-properties draw:stroke="none" svg:stroke-width="0cm" svg:stroke-color="#666666" draw:marker-start-width="0.252cm" draw:marker-end="Arrowheads_20_5" draw:marker-end-width="0.2cm" draw:marker-end-center="true" draw:fill="solid" draw:fill-color="#666666" draw:opacity="100%" draw:textarea-horizontal-align="center" draw:textarea-vertical-align="middle" fo:padding-top="0.142cm" fo:padding-bottom="0.142cm" fo:padding-left="0.267cm" fo:padding-right="0.267cm" loext:decorative="false"/>
    </style:style>
    <style:style style:name="gr4" style:family="graphic" style:parent-style-name="standard">
      <style:graphic-properties draw:stroke="none" draw:fill="none" draw:fill-color="#158466" loext:fill-use-slide-background="false" draw:opacity="10%" draw:textarea-horizontal-align="justify" draw:textarea-vertical-align="middle" draw:auto-grow-height="false" fo:min-height="2.709cm" fo:min-width="2.404cm" loext:decorative="false"/>
    </style:style>
    <style:style style:name="gr5" style:family="graphic" style:parent-style-name="objectwithoutfill">
      <style:graphic-properties svg:stroke-width="0.035cm" svg:stroke-color="#666666" draw:marker-start-width="0.252cm" draw:marker-end="" draw:marker-end-width="0.252cm" draw:marker-end-center="true" draw:fill="none" draw:textarea-vertical-align="middle" fo:padding-top="0.142cm" fo:padding-bottom="0.142cm" fo:padding-left="0.267cm" fo:padding-right="0.267cm" loext:decorative="false"/>
    </style:style>
    <style:style style:name="gr6" style:family="graphic" style:parent-style-name="objectwithoutfill">
      <style:graphic-properties draw:stroke="dash" draw:stroke-dash="Long_20_Dash" svg:stroke-width="0.035cm" svg:stroke-color="#666666" draw:marker-start="" draw:marker-start-width="0.252cm" draw:marker-end="Arrowheads_20_2" draw:marker-end-width="0.2cm" draw:marker-end-center="true" svg:stroke-linecap="butt" draw:fill="none" draw:textarea-vertical-align="middle" fo:padding-top="0.142cm" fo:padding-bottom="0.142cm" fo:padding-left="0.267cm" fo:padding-right="0.267cm" loext:decorative="false"/>
    </style:style>
    <style:style style:name="gr7" style:family="graphic" style:parent-style-name="standard">
      <style:graphic-properties draw:stroke="none" svg:stroke-color="#50938a" draw:fill="none" draw:fill-color="#ffffff" draw:textarea-vertical-align="middle" draw:auto-grow-height="true" draw:auto-grow-width="false" fo:min-height="0.522cm" loext:decorative="false"/>
      <style:paragraph-properties style:writing-mode="lr-tb"/>
    </style:style>
    <style:style style:name="gr8" style:family="graphic" style:parent-style-name="standard">
      <style:graphic-properties draw:stroke="none" svg:stroke-color="#666666" draw:fill="none" draw:fill-color="#ffffff" draw:textarea-vertical-align="middle" draw:auto-grow-height="true" draw:auto-grow-width="false" fo:min-height="0.522cm" loext:decorative="false"/>
      <style:paragraph-properties style:writing-mode="lr-tb"/>
    </style:style>
    <style:style style:name="gr9" style:family="graphic" style:parent-style-name="standard">
      <style:graphic-properties draw:stroke="none" svg:stroke-color="#666666" draw:fill="none" draw:fill-color="#ffffff" draw:textarea-vertical-align="middle" draw:auto-grow-height="true" draw:auto-grow-width="false" fo:min-height="0.523cm" loext:decorative="false"/>
      <style:paragraph-properties style:writing-mode="lr-tb"/>
    </style:style>
    <style:style style:name="gr10" style:family="graphic" style:parent-style-name="objectwithoutfill">
      <style:graphic-properties svg:stroke-width="0.035cm" svg:stroke-color="#b3cac7" draw:marker-start-width="0.252cm" draw:marker-end="Arrowheads_20_6" draw:marker-end-width="0.252cm" draw:fill="none" draw:textarea-vertical-align="middle" fo:padding-top="0.142cm" fo:padding-bottom="0.142cm" fo:padding-left="0.267cm" fo:padding-right="0.267cm" loext:decorative="false"/>
    </style:style>
    <style:style style:name="gr11" style:family="graphic" style:parent-style-name="standard">
      <style:graphic-properties draw:stroke="none" svg:stroke-color="#666666" draw:fill="none" draw:fill-color="#ffffff" draw:textarea-vertical-align="middle" draw:auto-grow-height="true" draw:auto-grow-width="false" fo:min-height="0.991cm" loext:decorative="false"/>
      <style:paragraph-properties style:writing-mode="lr-tb"/>
    </style:style>
    <style:style style:name="gr12" style:family="graphic" style:parent-style-name="objectwithoutfill">
      <style:graphic-properties draw:stroke="dash" draw:stroke-dash="Dash_20__28_Rounded_29_" svg:stroke-width="0.035cm" svg:stroke-color="#b3cac7"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gr13" style:family="graphic">
      <style:graphic-properties loext:decorative="false"/>
    </style:style>
    <style:style style:name="gr14" style:family="graphic" style:parent-style-name="standard">
      <style:graphic-properties draw:stroke="none" svg:stroke-color="#666666" draw:fill="none" draw:fill-color="#ffffff" draw:textarea-vertical-align="middle" draw:auto-grow-height="true" draw:auto-grow-width="false" fo:min-height="0.76cm" loext:decorative="false"/>
      <style:paragraph-properties style:writing-mode="lr-tb"/>
    </style:style>
    <style:style style:name="gr15" style:family="graphic" style:parent-style-name="standard">
      <style:graphic-properties draw:stroke="solid" svg:stroke-width="0.018cm" svg:stroke-color="#ffffff" draw:marker-start-width="0.414cm" draw:marker-end-width="0.414cm" draw:fill="solid" draw:fill-color="#b3cac7" loext:fill-use-slide-background="false" draw:opacity="100%" draw:textarea-horizontal-align="justify" draw:textarea-vertical-align="middle" draw:auto-grow-height="false" fo:min-height="1.418cm" fo:min-width="2.91cm" fo:padding-top="0.197cm" fo:padding-bottom="0.197cm" fo:padding-left="0.322cm" fo:padding-right="0.322cm" draw:shadow="hidden" loext:decorative="false"/>
    </style:style>
    <style:style style:name="gr16" style:family="graphic" style:parent-style-name="standard">
      <style:graphic-properties draw:stroke="none" svg:stroke-color="#e16173" draw:fill-color="#8e86ae" draw:opacity="20%" draw:textarea-horizontal-align="justify" draw:textarea-vertical-align="middle" draw:auto-grow-height="false" fo:min-height="3.623cm" fo:min-width="1.435cm" loext:decorative="false"/>
    </style:style>
    <style:style style:name="gr17" style:family="graphic" style:parent-style-name="standard">
      <style:graphic-properties draw:stroke="none" draw:fill="gradient" draw:fill-color="#8e86ae" draw:fill-gradient-name="Gradient_20_12" draw:opacity="100%" draw:opacity-name="Transparency_20_17" draw:textarea-horizontal-align="justify" draw:textarea-vertical-align="middle" draw:auto-grow-height="false" fo:min-height="1.685cm" fo:min-width="2.3cm" loext:decorative="false"/>
    </style:style>
    <style:style style:name="gr18" style:family="graphic" style:parent-style-name="standard">
      <style:graphic-properties draw:stroke="none" svg:stroke-color="#000000" draw:fill="none" draw:fill-color="#ffffff" draw:textarea-vertical-align="middle" draw:auto-grow-height="true" draw:auto-grow-width="false" fo:min-height="0.4cm" loext:decorative="false"/>
      <style:paragraph-properties style:writing-mode="lr-tb"/>
    </style:style>
    <style:style style:name="gr19" style:family="graphic" style:parent-style-name="standard">
      <style:graphic-properties draw:stroke="none" svg:stroke-color="#666666" draw:fill="none" draw:fill-color="#ffffff" draw:textarea-vertical-align="middle" draw:auto-grow-height="true" draw:auto-grow-width="false" fo:min-height="0.4cm" loext:decorative="false"/>
      <style:paragraph-properties style:writing-mode="lr-tb"/>
    </style:style>
    <style:style style:name="gr20" style:family="graphic" style:parent-style-name="standard">
      <style:graphic-properties draw:stroke="none" svg:stroke-color="#666666" draw:fill="none" draw:fill-color="#ffffff" draw:textarea-vertical-align="middle" draw:auto-grow-height="true" draw:auto-grow-width="false" fo:min-height="0.392cm" loext:decorative="false"/>
      <style:paragraph-properties style:writing-mode="lr-tb"/>
    </style:style>
    <style:style style:name="gr21" style:family="graphic" style:parent-style-name="standard">
      <style:graphic-properties draw:stroke="none" svg:stroke-color="#666666" draw:fill="none" draw:fill-color="#ffffff" draw:textarea-vertical-align="middle" draw:auto-grow-height="true" draw:auto-grow-width="false" fo:min-height="0.397cm" loext:decorative="false"/>
      <style:paragraph-properties style:writing-mode="lr-tb"/>
    </style:style>
    <style:style style:name="gr22" style:family="graphic" style:parent-style-name="standard">
      <style:graphic-properties draw:stroke="none" svg:stroke-color="#666666" draw:fill="none" draw:fill-color="#ffffff" draw:textarea-vertical-align="middle" draw:auto-grow-height="true" draw:auto-grow-width="false" fo:min-height="0.661cm" loext:decorative="false"/>
      <style:paragraph-properties style:writing-mode="lr-tb"/>
    </style:style>
    <style:style style:name="gr23" style:family="graphic" style:parent-style-name="objectwithoutfill">
      <style:graphic-properties svg:stroke-width="0.035cm" svg:stroke-color="#666666" draw:marker-start-width="0.252cm" draw:marker-end="Arrowheads_20_5" draw:marker-end-width="0.2cm" draw:marker-end-center="true" draw:fill="none" draw:textarea-vertical-align="middle" fo:padding-top="0.142cm" fo:padding-bottom="0.142cm" fo:padding-left="0.267cm" fo:padding-right="0.267cm" loext:decorative="false"/>
    </style:style>
    <style:style style:name="gr24" style:family="graphic" style:parent-style-name="standard">
      <style:graphic-properties svg:stroke-width="0.018cm" svg:stroke-color="#666666" draw:marker-start-width="0.227cm" draw:marker-end-width="0.227cm" draw:fill="none" loext:fill-use-slide-background="false" draw:textarea-horizontal-align="justify" draw:textarea-vertical-align="middle" draw:auto-grow-height="false" fo:min-height="4.664cm" fo:min-width="5.922cm" fo:padding-top="0.134cm" fo:padding-bottom="0.134cm" fo:padding-left="0.259cm" fo:padding-right="0.259cm" loext:decorative="false"/>
    </style:style>
    <style:style style:name="gr25" style:family="graphic" style:parent-style-name="standard">
      <style:graphic-properties draw:stroke="none" svg:stroke-color="#666666" draw:fill="none" draw:fill-color="#ffffff" draw:textarea-vertical-align="middle" draw:auto-grow-height="true" draw:auto-grow-width="false" fo:min-height="0.411cm" loext:decorative="false"/>
      <style:paragraph-properties style:writing-mode="lr-tb"/>
    </style:style>
    <style:style style:name="gr26" style:family="graphic" style:parent-style-name="standard">
      <style:graphic-properties draw:stroke="none" svg:stroke-color="#666666" draw:fill="none" draw:fill-color="#ffffff" draw:textarea-vertical-align="middle" draw:auto-grow-height="true" draw:auto-grow-width="false" fo:min-height="0.525cm" loext:decorative="false"/>
      <style:paragraph-properties style:writing-mode="lr-tb"/>
    </style:style>
    <style:style style:name="gr27" style:family="graphic" style:parent-style-name="standard">
      <style:graphic-properties draw:stroke="solid" svg:stroke-width="0.018cm" svg:stroke-color="#ffffff" draw:marker-start-width="0.428cm" draw:marker-end-width="0.428cm" draw:fill="solid" draw:fill-color="#b4c7dc" loext:fill-use-slide-background="false" draw:opacity="100%" draw:textarea-horizontal-align="center" draw:textarea-vertical-align="middle" fo:padding-top="0.201cm" fo:padding-bottom="0.201cm" fo:padding-left="0.326cm" fo:padding-right="0.326cm" loext:decorative="false"/>
    </style:style>
    <style:style style:name="gr28" style:family="graphic" style:parent-style-name="standard">
      <style:graphic-properties draw:stroke="none" svg:stroke-color="#666666" draw:fill="none" draw:fill-color="#ffffff" draw:textarea-vertical-align="middle" draw:auto-grow-height="true" draw:auto-grow-width="false" fo:min-height="0.847cm" loext:decorative="false"/>
      <style:paragraph-properties style:writing-mode="lr-tb"/>
    </style:style>
    <style:style style:name="gr29" style:family="graphic" style:parent-style-name="standard">
      <style:graphic-properties draw:stroke="none" draw:stroke-dash="Long_20_Dash" svg:stroke-color="#bf0041" svg:stroke-linecap="butt" draw:fill="none" draw:fill-color="#ff8000" loext:fill-use-slide-background="false" draw:opacity="10%" draw:textarea-horizontal-align="justify" draw:textarea-vertical-align="middle" draw:auto-grow-height="false" fo:min-height="1.349cm" fo:min-width="3.418cm" loext:decorative="false"/>
    </style:style>
    <style:style style:name="gr30" style:family="graphic" style:parent-style-name="standard">
      <style:graphic-properties draw:stroke="none" draw:fill-color="#cccccc" draw:opacity="20%" draw:textarea-horizontal-align="justify" draw:textarea-vertical-align="middle" draw:auto-grow-height="false" fo:min-height="2cm" fo:min-width="1.75cm" loext:decorative="false"/>
    </style:style>
    <style:style style:name="gr31" style:family="graphic" style:parent-style-name="objectwithoutfill">
      <style:graphic-properties svg:stroke-width="0.035cm" svg:stroke-color="#ffaa95" draw:marker-start-width="0.252cm" draw:marker-end="Arrowheads_20_6" draw:marker-end-width="0.252cm" draw:fill="none" draw:textarea-vertical-align="middle" fo:padding-top="0.142cm" fo:padding-bottom="0.142cm" fo:padding-left="0.267cm" fo:padding-right="0.267cm" loext:decorative="false"/>
    </style:style>
    <style:style style:name="gr32" style:family="graphic" style:parent-style-name="standard">
      <style:graphic-properties draw:stroke="none" svg:stroke-color="#ffb66c" draw:fill="none" draw:fill-color="#ffffff" draw:textarea-vertical-align="middle" draw:auto-grow-height="true" draw:auto-grow-width="false" fo:min-height="0.525cm" loext:decorative="false"/>
      <style:paragraph-properties style:writing-mode="lr-tb"/>
    </style:style>
    <style:style style:name="gr33" style:family="graphic" style:parent-style-name="standard">
      <style:graphic-properties draw:stroke="none" svg:stroke-color="#666666" draw:fill="none" draw:fill-color="#ffffff" draw:textarea-vertical-align="middle" draw:auto-grow-height="true" draw:auto-grow-width="false" fo:min-height="0.207cm" loext:decorative="false"/>
      <style:paragraph-properties style:writing-mode="lr-tb"/>
    </style:style>
    <style:style style:name="gr34" style:family="graphic" style:parent-style-name="standard">
      <style:graphic-properties draw:stroke="solid" draw:stroke-dash="Dash_20_Dot_20_4" svg:stroke-width="0.018cm" svg:stroke-color="#ffffff" draw:marker-start-width="0.279cm" draw:marker-end-width="0.279cm" draw:stroke-linejoin="none" svg:stroke-linecap="butt" draw:fill="solid" draw:fill-color="#ffaa95" loext:fill-use-slide-background="false" draw:textarea-horizontal-align="center" draw:textarea-vertical-align="middle" fo:padding-top="0.151cm" fo:padding-bottom="0.151cm" fo:padding-left="0.276cm" fo:padding-right="0.276cm" loext:decorative="false"/>
    </style:style>
    <style:style style:name="gr35" style:family="graphic" style:parent-style-name="objectwithoutfill">
      <style:graphic-properties draw:stroke="dash" draw:stroke-dash="Dash_20__28_Rounded_29_" svg:stroke-width="0.035cm" svg:stroke-color="#ffaa95" draw:marker-start-width="0.252cm" draw:marker-end="Arrowheads_20_6" draw:marker-end-width="0.252cm" svg:stroke-linecap="round" draw:fill="none" draw:textarea-vertical-align="middle" fo:padding-top="0.142cm" fo:padding-bottom="0.142cm" fo:padding-left="0.267cm" fo:padding-right="0.267cm" loext:decorative="false"/>
    </style:style>
    <style:style style:name="P1" style:family="paragraph">
      <loext:graphic-properties draw:fill="solid" draw:fill-color="#cccccc" draw:opacity="20%"/>
      <style:paragraph-properties fo:text-align="center"/>
      <style:text-properties fo:color="#50938a" loext:opacity="100%"/>
    </style:style>
    <style:style style:name="P2" style:family="paragraph">
      <loext:graphic-properties draw:fill="solid" draw:fill-color="#666666" draw:opacity="100%"/>
      <style:paragraph-properties fo:text-align="center"/>
    </style:style>
    <style:style style:name="P3" style:family="paragraph">
      <loext:graphic-properties draw:fill="none" draw:fill-color="#158466" draw:opacity="10%"/>
      <style:paragraph-properties fo:text-align="center"/>
      <style:text-properties fo:color="#50938a" loext:opacity="100%"/>
    </style:style>
    <style:style style:name="P4" style:family="paragraph">
      <loext:graphic-properties draw:fill="none"/>
      <style:paragraph-properties fo:text-align="center"/>
      <style:text-properties fo:color="#50938a" loext:opacity="100%"/>
    </style:style>
    <style:style style:name="P5" style:family="paragraph">
      <style:paragraph-properties fo:text-align="end"/>
      <style:text-properties fo:color="#719691" loext:opacity="100%" style:font-name="DejaVu Sans Condensed" fo:font-size="8pt" style:font-size-asian="8pt" style:font-size-complex="8pt"/>
    </style:style>
    <style:style style:name="P6" style:family="paragraph">
      <loext:graphic-properties draw:fill="none" draw:fill-color="#ffffff"/>
      <style:paragraph-properties fo:text-align="end"/>
      <style:text-properties fo:color="#719691" loext:opacity="100%" style:font-name="DejaVu Sans Condensed" fo:font-size="8pt" style:font-size-asian="8pt" style:font-size-complex="8pt"/>
    </style:style>
    <style:style style:name="P7" style:family="paragraph">
      <style:paragraph-properties fo:text-align="start"/>
      <style:text-properties fo:color="#719691" loext:opacity="100%" style:font-name="DejaVu Sans Condensed" fo:font-size="8pt" style:font-size-asian="8pt" style:font-size-complex="8pt"/>
    </style:style>
    <style:style style:name="P8" style:family="paragraph">
      <loext:graphic-properties draw:fill="none" draw:fill-color="#ffffff"/>
      <style:paragraph-properties fo:text-align="start"/>
      <style:text-properties fo:color="#719691" loext:opacity="100%" style:font-name="DejaVu Sans Condensed" fo:font-size="8pt" style:font-size-asian="8pt" style:font-size-complex="8pt"/>
    </style:style>
    <style:style style:name="P9" style:family="paragraph">
      <style:paragraph-properties fo:text-align="center"/>
      <style:text-properties fo:color="#719691" loext:opacity="100%" style:font-name="DejaVu Sans Condensed" fo:font-size="8pt" style:font-size-asian="8pt" style:font-size-complex="8pt"/>
    </style:style>
    <style:style style:name="P10" style:family="paragraph">
      <loext:graphic-properties draw:fill="none" draw:fill-color="#ffffff"/>
      <style:paragraph-properties fo:text-align="center"/>
      <style:text-properties fo:color="#719691" loext:opacity="100%" style:font-name="DejaVu Sans Condensed" fo:font-size="8pt" style:font-size-asian="8pt" style:font-size-complex="8pt"/>
    </style:style>
    <style:style style:name="P11" style:family="paragraph">
      <style:paragraph-properties fo:text-align="center"/>
      <style:text-properties fo:color="#719691" loext:opacity="100%" style:font-name="Lato Light" fo:font-size="9pt" fo:font-weight="bold" style:font-size-asian="9pt" style:font-weight-asian="bold" style:font-size-complex="9pt" style:font-weight-complex="bold"/>
    </style:style>
    <style:style style:name="P12" style:family="paragraph">
      <loext:graphic-properties draw:fill="none" draw:fill-color="#ffffff"/>
      <style:paragraph-properties fo:text-align="center"/>
      <style:text-properties fo:color="#719691" loext:opacity="100%" style:font-name="Lato Light" fo:font-size="9pt" fo:font-weight="bold" style:font-size-asian="9pt" style:font-weight-asian="bold" style:font-size-complex="9pt" style:font-weight-complex="bold"/>
    </style:style>
    <style:style style:name="P13" style:family="paragraph">
      <loext:graphic-properties draw:fill="solid" draw:fill-color="#b3cac7" draw:opacity="100%"/>
      <style:paragraph-properties fo:text-align="center"/>
      <style:text-properties fo:color="#50938a" loext:opacity="100%"/>
    </style:style>
    <style:style style:name="P14" style:family="paragraph">
      <loext:graphic-properties draw:fill-color="#8e86ae" draw:opacity="20%"/>
      <style:paragraph-properties fo:text-align="center"/>
    </style:style>
    <style:style style:name="P15" style:family="paragraph">
      <loext:graphic-properties draw:fill="gradient" draw:fill-color="#8e86ae" draw:fill-gradient-name="Gradient_20_12" draw:opacity="100%" draw:opacity-name="Transparency_20_17"/>
      <style:paragraph-properties fo:text-align="center"/>
    </style:style>
    <style:style style:name="P16" style:family="paragraph">
      <style:paragraph-properties fo:text-align="center"/>
      <style:text-properties fo:color="#6b5e9b" loext:opacity="100%" style:font-name="DejaVu Sans Condensed" fo:font-size="10pt" style:font-size-asian="10pt" style:font-size-complex="10pt"/>
    </style:style>
    <style:style style:name="P17" style:family="paragraph">
      <loext:graphic-properties draw:fill="none" draw:fill-color="#ffffff"/>
      <style:paragraph-properties fo:text-align="center"/>
      <style:text-properties fo:color="#6b5e9b" loext:opacity="100%" style:font-name="DejaVu Sans Condensed" fo:font-size="10pt" style:font-size-asian="10pt" style:font-size-complex="10pt"/>
    </style:style>
    <style:style style:name="P18" style:family="paragraph">
      <style:paragraph-properties fo:text-align="center"/>
      <style:text-properties fo:color="#ff860d" loext:opacity="100%" style:font-name="DejaVu Sans Condensed" fo:font-size="10pt" style:font-size-asian="10pt" style:font-size-complex="10pt"/>
    </style:style>
    <style:style style:name="P19" style:family="paragraph">
      <loext:graphic-properties draw:fill="none" draw:fill-color="#ffffff"/>
      <style:paragraph-properties fo:text-align="center"/>
      <style:text-properties fo:color="#ff860d" loext:opacity="100%" style:font-name="DejaVu Sans Condensed" fo:font-size="10pt" style:font-size-asian="10pt" style:font-size-complex="10pt"/>
    </style:style>
    <style:style style:name="P20" style:family="paragraph">
      <style:paragraph-properties fo:text-align="center"/>
      <style:text-properties fo:color="#333333" loext:opacity="100%" style:font-name="DejaVu Sans Condensed" fo:font-size="9pt" style:font-size-asian="9pt" style:font-size-complex="9pt"/>
    </style:style>
    <style:style style:name="P21" style:family="paragraph">
      <loext:graphic-properties draw:fill="none" draw:fill-color="#ffffff"/>
      <style:paragraph-properties fo:text-align="center"/>
      <style:text-properties fo:color="#333333" loext:opacity="100%" style:font-name="DejaVu Sans Condensed" fo:font-size="9pt" style:font-size-asian="9pt" style:font-size-complex="9pt"/>
    </style:style>
    <style:style style:name="P22" style:family="paragraph">
      <style:paragraph-properties fo:text-align="center"/>
      <style:text-properties fo:color="#333333" loext:opacity="100%" style:font-name="DejaVu Sans Condensed" fo:font-size="8pt" style:font-size-asian="8pt" style:font-size-complex="8pt"/>
    </style:style>
    <style:style style:name="P23" style:family="paragraph">
      <loext:graphic-properties draw:fill="none" draw:fill-color="#ffffff"/>
      <style:paragraph-properties fo:text-align="center"/>
      <style:text-properties fo:color="#333333" loext:opacity="100%" style:font-name="DejaVu Sans Condensed" fo:font-size="8pt" style:font-size-asian="8pt" style:font-size-complex="8pt"/>
    </style:style>
    <style:style style:name="P24" style:family="paragraph">
      <style:paragraph-properties fo:text-align="center"/>
      <style:text-properties fo:color="#ff860d" loext:opacity="100%" style:font-name="DejaVu Sans Condensed" fo:font-size="8pt" style:font-size-asian="8pt" style:font-size-complex="8pt"/>
    </style:style>
    <style:style style:name="P25" style:family="paragraph">
      <loext:graphic-properties draw:fill="none" draw:fill-color="#ffffff"/>
      <style:paragraph-properties fo:text-align="center"/>
      <style:text-properties fo:color="#ff860d" loext:opacity="100%" style:font-name="DejaVu Sans Condensed" fo:font-size="8pt" style:font-size-asian="8pt" style:font-size-complex="8pt"/>
    </style:style>
    <style:style style:name="P26" style:family="paragraph">
      <loext:graphic-properties draw:fill="solid" draw:fill-color="#cccccc" draw:opacity="20%"/>
      <style:paragraph-properties fo:text-align="center"/>
    </style:style>
    <style:style style:name="P27" style:family="paragraph">
      <loext:graphic-properties draw:fill="none"/>
      <style:paragraph-properties fo:text-align="center"/>
    </style:style>
    <style:style style:name="P28" style:family="paragraph">
      <style:paragraph-properties fo:text-align="center"/>
      <style:text-properties fo:color="#333333" loext:opacity="100%" style:font-name="Lato Light" fo:font-size="10pt" fo:font-weight="normal" style:font-size-asian="10pt" style:font-weight-asian="normal" style:font-size-complex="10pt" style:font-weight-complex="normal"/>
    </style:style>
    <style:style style:name="P29" style:family="paragraph">
      <loext:graphic-properties draw:fill="none" draw:fill-color="#ffffff"/>
      <style:paragraph-properties fo:text-align="center"/>
      <style:text-properties fo:color="#333333" loext:opacity="100%" style:font-name="Lato Light" fo:font-size="10pt" fo:font-weight="normal" style:font-size-asian="10pt" style:font-weight-asian="normal" style:font-size-complex="10pt" style:font-weight-complex="normal"/>
    </style:style>
    <style:style style:name="P30" style:family="paragraph">
      <loext:graphic-properties draw:fill="solid" draw:fill-color="#cccccc" draw:opacity="20%"/>
      <style:paragraph-properties fo:text-align="center"/>
      <style:text-properties fo:color="#5983b0" loext:opacity="100%"/>
    </style:style>
    <style:style style:name="P31" style:family="paragraph">
      <loext:graphic-properties draw:fill="none"/>
      <style:paragraph-properties fo:text-align="center"/>
      <style:text-properties fo:color="#5983b0" loext:opacity="100%"/>
    </style:style>
    <style:style style:name="P32" style:family="paragraph">
      <style:paragraph-properties fo:text-align="center"/>
      <style:text-properties fo:color="#5983b0" loext:opacity="100%" style:font-name="DejaVu Sans Condensed" fo:font-size="8pt" style:font-size-asian="8pt" style:font-size-complex="8pt"/>
    </style:style>
    <style:style style:name="P33" style:family="paragraph">
      <loext:graphic-properties draw:fill="none" draw:fill-color="#ffffff"/>
      <style:paragraph-properties fo:text-align="center"/>
      <style:text-properties fo:color="#5983b0" loext:opacity="100%" style:font-name="DejaVu Sans Condensed" fo:font-size="8pt" style:font-size-asian="8pt" style:font-size-complex="8pt"/>
    </style:style>
    <style:style style:name="P34" style:family="paragraph">
      <style:paragraph-properties fo:text-align="start"/>
      <style:text-properties fo:color="#5983b0" loext:opacity="100%" style:font-name="DejaVu Sans Condensed" fo:font-size="8pt" style:font-size-asian="8pt" style:font-size-complex="8pt"/>
    </style:style>
    <style:style style:name="P35" style:family="paragraph">
      <loext:graphic-properties draw:fill="none" draw:fill-color="#ffffff"/>
      <style:paragraph-properties fo:text-align="start"/>
      <style:text-properties fo:color="#5983b0" loext:opacity="100%" style:font-name="DejaVu Sans Condensed" fo:font-size="8pt" style:font-size-asian="8pt" style:font-size-complex="8pt"/>
    </style:style>
    <style:style style:name="P36" style:family="paragraph">
      <style:paragraph-properties fo:text-align="end"/>
      <style:text-properties fo:color="#5983b0" loext:opacity="100%" style:font-name="DejaVu Sans Condensed" fo:font-size="8pt" fo:background-color="transparent" style:font-size-asian="8pt" style:font-size-complex="8pt"/>
    </style:style>
    <style:style style:name="P37" style:family="paragraph">
      <loext:graphic-properties draw:fill="none" draw:fill-color="#ffffff"/>
      <style:paragraph-properties fo:text-align="end"/>
      <style:text-properties fo:color="#5983b0" loext:opacity="100%" style:font-name="DejaVu Sans Condensed" fo:font-size="8pt" fo:background-color="transparent" style:font-size-asian="8pt" style:font-size-complex="8pt"/>
    </style:style>
    <style:style style:name="P38" style:family="paragraph">
      <style:paragraph-properties fo:text-align="end"/>
      <style:text-properties fo:color="#5983b0" loext:opacity="100%" style:font-name="DejaVu Sans Condensed" fo:font-size="8pt" style:font-size-asian="8pt" style:font-size-complex="8pt"/>
    </style:style>
    <style:style style:name="P39" style:family="paragraph">
      <loext:graphic-properties draw:fill="none" draw:fill-color="#ffffff"/>
      <style:paragraph-properties fo:text-align="end"/>
      <style:text-properties fo:color="#5983b0" loext:opacity="100%" style:font-name="DejaVu Sans Condensed" fo:font-size="8pt" style:font-size-asian="8pt" style:font-size-complex="8pt"/>
    </style:style>
    <style:style style:name="P40" style:family="paragraph">
      <loext:graphic-properties draw:fill="solid" draw:fill-color="#b4c7dc" draw:opacity="100%"/>
      <style:paragraph-properties fo:text-align="center"/>
      <style:text-properties fo:color="#5983b0" loext:opacity="100%"/>
    </style:style>
    <style:style style:name="P41" style:family="paragraph">
      <style:paragraph-properties fo:text-align="center"/>
      <style:text-properties fo:color="#5983b0" loext:opacity="100%" style:font-name="Lato Light" fo:font-size="9pt" fo:font-weight="bold" style:font-size-asian="9pt" style:font-weight-asian="bold" style:font-size-complex="9pt" style:font-weight-complex="bold"/>
    </style:style>
    <style:style style:name="P42" style:family="paragraph">
      <loext:graphic-properties draw:fill="none" draw:fill-color="#ffffff"/>
      <style:paragraph-properties fo:text-align="center"/>
      <style:text-properties fo:color="#5983b0" loext:opacity="100%" style:font-name="Lato Light" fo:font-size="9pt" fo:font-weight="bold" style:font-size-asian="9pt" style:font-weight-asian="bold" style:font-size-complex="9pt" style:font-weight-complex="bold"/>
    </style:style>
    <style:style style:name="P43" style:family="paragraph">
      <loext:graphic-properties draw:fill="none" draw:fill-color="#ff8000" draw:opacity="10%"/>
      <style:paragraph-properties fo:text-align="center"/>
    </style:style>
    <style:style style:name="P44" style:family="paragraph">
      <loext:graphic-properties draw:fill-color="#cccccc" draw:opacity="20%"/>
      <style:paragraph-properties fo:text-align="center"/>
    </style:style>
    <style:style style:name="P45" style:family="paragraph">
      <style:paragraph-properties fo:text-align="center"/>
      <style:text-properties fo:color="#ff7b59" loext:opacity="100%" style:font-name="DejaVu Sans Condensed" fo:font-size="8pt" style:font-size-asian="8pt" style:font-size-complex="8pt"/>
    </style:style>
    <style:style style:name="P46" style:family="paragraph">
      <loext:graphic-properties draw:fill="none" draw:fill-color="#ffffff"/>
      <style:paragraph-properties fo:text-align="center"/>
      <style:text-properties fo:color="#ff7b59" loext:opacity="100%" style:font-name="DejaVu Sans Condensed" fo:font-size="8pt" style:font-size-asian="8pt" style:font-size-complex="8pt"/>
    </style:style>
    <style:style style:name="P47" style:family="paragraph">
      <style:paragraph-properties fo:text-align="start"/>
      <style:text-properties fo:color="#ff7b59" loext:opacity="100%" style:font-name="DejaVu Sans Condensed" fo:font-size="8pt" style:font-size-asian="8pt" style:font-size-complex="8pt"/>
    </style:style>
    <style:style style:name="P48" style:family="paragraph">
      <loext:graphic-properties draw:fill="none" draw:fill-color="#ffffff"/>
      <style:paragraph-properties fo:text-align="start"/>
      <style:text-properties fo:color="#ff7b59" loext:opacity="100%" style:font-name="DejaVu Sans Condensed" fo:font-size="8pt" style:font-size-asian="8pt" style:font-size-complex="8pt"/>
    </style:style>
    <style:style style:name="P49" style:family="paragraph">
      <loext:graphic-properties draw:fill="solid" draw:fill-color="#ffaa95"/>
      <style:paragraph-properties fo:text-align="center"/>
    </style:style>
    <style:style style:name="P50" style:family="paragraph">
      <style:paragraph-properties fo:text-align="end"/>
      <style:text-properties fo:color="#ff7b59" loext:opacity="100%" style:font-name="DejaVu Sans Condensed" fo:font-size="8pt" style:font-size-asian="8pt" style:font-size-complex="8pt"/>
    </style:style>
    <style:style style:name="P51" style:family="paragraph">
      <loext:graphic-properties draw:fill="none" draw:fill-color="#ffffff"/>
      <style:paragraph-properties fo:text-align="end"/>
      <style:text-properties fo:color="#ff7b59" loext:opacity="100%" style:font-name="DejaVu Sans Condensed" fo:font-size="8pt" style:font-size-asian="8pt" style:font-size-complex="8pt"/>
    </style:style>
    <style:style style:name="P52" style:family="paragraph">
      <style:paragraph-properties fo:text-align="center"/>
      <style:text-properties fo:color="#ff7b59" loext:opacity="100%" style:font-name="Lato Light" fo:font-size="10pt" fo:font-weight="bold" style:font-size-asian="10pt" style:font-weight-asian="bold" style:font-size-complex="10pt" style:font-weight-complex="bold"/>
    </style:style>
    <style:style style:name="P53" style:family="paragraph">
      <loext:graphic-properties draw:fill="none" draw:fill-color="#ffffff"/>
      <style:paragraph-properties fo:text-align="center"/>
      <style:text-properties fo:color="#ff7b59" loext:opacity="100%" style:font-name="Lato Light" fo:font-size="10pt" fo:font-weight="bold" style:font-size-asian="10pt" style:font-weight-asian="bold" style:font-size-complex="10pt" style:font-weight-complex="bold"/>
    </style:style>
    <style:style style:name="P54" style:family="paragraph">
      <style:paragraph-properties fo:text-align="center"/>
      <style:text-properties fo:color="#333333" loext:opacity="100%" style:font-name="DejaVu Sans Condensed" fo:font-size="10pt" fo:font-weight="bold" style:font-size-asian="10pt" style:font-weight-asian="bold" style:font-size-complex="10pt" style:font-weight-complex="bold"/>
    </style:style>
    <style:style style:name="P55" style:family="paragraph">
      <loext:graphic-properties draw:fill="none" draw:fill-color="#ffffff"/>
      <style:paragraph-properties fo:text-align="center"/>
      <style:text-properties fo:color="#333333" loext:opacity="100%" style:font-name="DejaVu Sans Condensed" fo:font-size="10pt" fo:font-weight="bold" style:font-size-asian="10pt" style:font-weight-asian="bold" style:font-size-complex="10pt" style:font-weight-complex="bold"/>
    </style:style>
    <style:style style:name="T1" style:family="text">
      <style:text-properties fo:color="#719691" loext:opacity="100%"/>
    </style:style>
    <style:style style:name="T2" style:family="text">
      <style:text-properties fo:color="#719691" loext:opacity="100%" fo:font-size="9pt" style:font-size-asian="9pt" style:font-size-complex="9pt"/>
    </style:style>
    <style:style style:name="T3" style:family="text">
      <style:text-properties fo:color="#ff860d" loext:opacity="100%"/>
    </style:style>
    <style:style style:name="T4" style:family="text">
      <style:text-properties fo:font-weight="normal" style:font-weight-asian="normal" style:font-weight-complex="normal"/>
    </style:style>
    <style:style style:name="T5" style:family="text">
      <style:text-properties fo:font-size="9pt" fo:font-weight="bold" style:font-size-asian="9pt" style:font-weight-asian="bold" style:font-size-complex="9pt" style:font-weight-complex="bold"/>
    </style:style>
    <style:style style:name="T6" style:family="text">
      <style:text-properties fo:color="#ff7b59" loext:opacity="100%"/>
    </style:style>
    <style:style style:name="T7" style:family="text">
      <style:text-properties fo:color="#ff7b59" loext:opacity="100%" style:font-name="Lato Light1" fo:font-size="9pt" fo:font-weight="bold" style:font-size-asian="9pt" style:font-weight-asian="bold" style:font-size-complex="9pt" style:font-weight-complex="bold"/>
    </style:style>
    <style:style style:name="T8" style:family="text">
      <style:text-properties fo:color="#ff7b59" loext:opacity="100%" fo:font-size="9pt" fo:font-weight="normal" style:font-size-asian="9pt" style:font-weight-asian="normal" style:font-size-complex="9pt" style:font-weight-complex="normal"/>
    </style:style>
    <style:style style:name="T9" style:family="text">
      <style:text-properties fo:color="#333333" loext:opacity="100%"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path draw:style-name="gr2" draw:text-style-name="P1" draw:layer="layout" svg:width="2.334cm" svg:height="2.266cm" svg:x="10.483cm" svg:y="9.672cm" svg:viewBox="0 0 2335 2267" svg:d="M0 1779l1859-1779h313l-2172 2080zM0 1084l1133-1084h313l-1446 1384zM0 379l396-379h313l-709 679zM2335 545l-1798 1722h-314l2112-2021zM2335 1241l-1072 1026h-314l1386-1326zM2335 1946l-335 321h-314l649-621z">
            <text:p/>
          </draw:path>
          <draw:path draw:style-name="gr3" draw:text-style-name="P2" draw:layer="layout" svg:width="0.199cm" svg:height="5.039cm" svg:x="10.392cm" svg:y="6.96cm" svg:viewBox="0 0 200 5040" svg:d="M83 1599v-337c11 2 23 4 35 5v314c-12 6-24 12-35 18zM118 1700v3340h-18-17v-3324c11-5 23-10 35-16zM83 1155v-955h-83l100-200 100 200h-82v960c-12-1-24-3-35-5z">
            <text:p/>
          </draw:path>
          <draw:path draw:style-name="gr4" draw:text-style-name="P3" draw:layer="layout" svg:width="2.185cm" svg:height="2.217cm" svg:x="8.301cm" svg:y="7.47cm" svg:viewBox="0 0 2186 2218" svg:d="M56 2001c41-128 100-260 174-395 113-207 259-413 429-607l76 75c0 1 1 2 3 3 1 0 4 1 6 1s6-1 7-1c3-2 4-4 6-6 0-1 1-2 1-2l87-266c239-236 504-436 771-582 135-74 268-132 395-174 60-19 118-35 175-47v1994c-1-1-2-2-2-3-3 0-5-1-8-1-2 0-4 1-7 1-2 2-4 4-5 6 0 0 0 1 0 2l-86 219h-2078c13-70 31-143 56-217z">
            <text:p/>
          </draw:path>
          <draw:line draw:style-name="gr5" draw:text-style-name="P4" draw:layer="layout" svg:x1="8.107cm" svg:y1="9.689cm" svg:x2="12.608cm" svg:y2="9.689cm">
            <text:p/>
          </draw:line>
          <draw:line draw:style-name="gr6" draw:text-style-name="P4" draw:layer="layout" svg:x1="12.609cm" svg:y1="9.689cm" svg:x2="13.85cm" svg:y2="9.689cm">
            <text:p/>
          </draw:line>
          <draw:frame draw:style-name="gr7" draw:text-style-name="P6" draw:layer="layout" svg:width="1.716cm" svg:height="1.241cm" svg:x="6.87cm" svg:y="8.265cm">
            <draw:text-box>
              <text:p text:style-name="P5"><text:span text:style-name="T1"><text:s text:c="7"/></text:span><text:span text:style-name="T1">Model building <text:s/></text:span></text:p>
            </draw:text-box>
          </draw:frame>
          <draw:frame draw:style-name="gr8" draw:text-style-name="P8" draw:layer="layout" svg:width="1.796cm" svg:height="0.911cm" svg:x="7.987cm" svg:y="10.522cm">
            <draw:text-box>
              <text:p text:style-name="P7"><text:span text:style-name="T1">Research</text:span></text:p>
              <text:p text:style-name="P7"><text:span text:style-name="T1"><text:s text:c="2"/></text:span><text:span text:style-name="T1">question</text:span></text:p>
            </draw:text-box>
          </draw:frame>
          <draw:frame draw:style-name="gr9" draw:text-style-name="P6" draw:layer="layout" svg:width="2.076cm" svg:height="0.911cm" svg:x="7.867cm" svg:y="7.014cm">
            <draw:text-box>
              <text:p text:style-name="P5"><text:span text:style-name="T1">Model</text:span></text:p>
              <text:p text:style-name="P5"><text:span text:style-name="T1">evaluation <text:s text:c="2"/></text:span></text:p>
            </draw:text-box>
          </draw:frame>
          <draw:path draw:style-name="gr10" draw:text-style-name="P4" draw:layer="layout" svg:width="0.57cm" svg:height="0.389cm" draw:transform="skewX (0.534419816960664) rotate (0.810181838775768) translate (7.66447016174707cm 8.16371886789531cm)" svg:viewBox="0 0 571 390" svg:d="M571 0c-371 0-571 390-571 390">
            <text:p/>
          </draw:path>
          <draw:frame draw:style-name="gr8" draw:text-style-name="P8" draw:layer="layout" svg:width="2.076cm" svg:height="0.772cm" svg:x="10.941cm" svg:y="6.888cm">
            <draw:text-box>
              <text:p text:style-name="P7"><text:span text:style-name="T1">Fit data</text:span></text:p>
            </draw:text-box>
          </draw:frame>
          <draw:frame draw:style-name="gr11" draw:text-style-name="P8" draw:layer="layout" svg:width="2.169cm" svg:height="1.241cm" svg:x="11.181cm" svg:y="7.567cm">
            <draw:text-box>
              <text:p text:style-name="P7"><text:span text:style-name="T1"><text:s/></text:span><text:span text:style-name="T1">Retrodictive <text:s/>check</text:span></text:p>
            </draw:text-box>
          </draw:frame>
          <draw:frame draw:style-name="gr9" draw:text-style-name="P10" draw:layer="layout" svg:width="1.797cm" svg:height="0.773cm" svg:x="12.079cm" svg:y="8.683cm">
            <draw:text-box>
              <text:p text:style-name="P9"><text:span text:style-name="T1">Forecast</text:span></text:p>
            </draw:text-box>
          </draw:frame>
          <draw:path draw:style-name="gr12" draw:text-style-name="P4" draw:layer="layout" svg:width="0.746cm" svg:height="0.818cm" draw:transform="skewX (0.0766199541625511) rotate (1.76313161036467) translate (11.5235849866945cm 9.15185907785001cm)" svg:viewBox="0 0 747 819" svg:d="M747 0c-487 0-747 819-747 819">
            <text:p/>
          </draw:path>
          <draw:g draw:style-name="gr13">
            <draw:path draw:style-name="gr10" draw:text-style-name="P4" draw:layer="layout" svg:width="1.321cm" svg:height="0.603cm" draw:transform="skewX (-0.260228591472355) rotate (-2.81661234686845) translate (11.2610827039849cm 8.05212075642239cm)" svg:viewBox="0 0 1322 604" svg:d="M0 0c858 0 1322 604 1322 604">
              <text:p/>
            </draw:path>
            <draw:path draw:style-name="gr10" draw:text-style-name="P4" draw:layer="layout" svg:width="2.067cm" svg:height="0.947cm" draw:transform="skewX (-0.422718744833027) rotate (-2.39563893128742) translate (11.2609386831973cm 8.04880553369982cm)" svg:viewBox="0 0 2068 948" svg:d="M0 0c1343 1 2068 948 2068 948">
              <text:p/>
            </draw:path>
          </draw:g>
          <draw:frame draw:style-name="gr14" draw:text-style-name="P12" draw:layer="layout" svg:width="4.191cm" svg:height="1.01cm" svg:x="8.307cm" svg:y="5.92cm">
            <draw:text-box>
              <text:p text:style-name="P11"><text:span text:style-name="T2">THE WORFLOW</text:span></text:p>
            </draw:text-box>
          </draw:frame>
          <draw:path draw:style-name="gr15" draw:text-style-name="P13" draw:layer="layout" svg:width="3.264cm" svg:height="3.26cm" svg:x="8.169cm" svg:y="7.329cm" svg:viewBox="0 0 3265 3261" svg:d="M3160 288c23 37 43 78 58 121 31 85 47 181 47 288 0 24-1 48-3 73-8 120-34 250-78 385-44 133-105 273-182 414-139 253-327 507-546 738l69 77-212 66c-233 221-487 409-743 549-141 77-281 138-414 181-135 44-265 71-385 79-25 1-49 2-73 2-107 0-204-15-288-46-44-15-84-35-122-58-37-24-72-51-102-81-31-31-58-65-81-103-24-37-44-77-59-121-30-85-46-181-46-287 0-24 1-49 2-74 8-120 35-249 79-385 44-133 104-273 182-414 120-219 276-438 459-642l-73-73 216-80c5-5 11-11 16-17 252-251 532-464 813-618 141-77 281-138 415-181 135-44 265-71 384-79 26-1 51-2 75-2 106 0 202 16 287 46 44 15 84 35 121 58 38 24 72 51 103 82 31 30 58 64 81 102zM255 3006c26 25 55 48 86 67 31 20 65 36 102 49 75 27 161 40 255 40 21 0 44-1 67-2 112-7 234-32 360-74 128-41 262-100 398-174 233-128 465-297 680-495l106-272 80 88c211-223 392-467 526-711 74-137 133-270 175-398 41-126 66-248 73-360 2-23 3-45 3-67 0-94-14-179-40-254-14-37-30-71-50-102-19-32-41-60-67-86-25-25-54-48-85-67s-66-36-102-48c-76-28-161-41-254-41-23 0-45 1-68 2-113 7-233 32-360 74-129 42-262 100-398 174-269 147-536 350-777 587l-88 269-86-85c-175 197-326 408-441 620-75 136-133 269-175 397-42 127-66 248-74 360-1 23-2 45-2 68 0 93 14 178 41 253 12 37 29 71 48 102 20 32 42 60 67 86z">
            <text:p/>
          </draw:path>
        </draw:g>
        <draw:g draw:style-name="gr1">
          <draw:g draw:style-name="gr1">
            <draw:custom-shape draw:style-name="gr16" draw:text-style-name="P14" draw:layer="layout" svg:width="1.935cm" svg:height="3.873cm" svg:x="7.824cm" svg:y="1.404cm">
              <text:p/>
              <draw:enhanced-geometry svg:viewBox="0 0 21600 21600" draw:type="rectangle" draw:enhanced-path="M 0 0 L 21600 0 21600 21600 0 21600 0 0 Z N"/>
            </draw:custom-shape>
            <draw:custom-shape draw:style-name="gr17" draw:text-style-name="P15" draw:layer="layout" svg:width="2.8cm" svg:height="1.935cm" svg:x="9.759cm" svg:y="1.404cm">
              <text:p/>
              <draw:enhanced-geometry svg:viewBox="0 0 21600 21600" draw:type="rectangle" draw:enhanced-path="M 0 0 L 21600 0 21600 21600 0 21600 0 0 Z N"/>
            </draw:custom-shape>
            <draw:frame draw:style-name="gr18" draw:text-style-name="P17" draw:layer="layout" svg:width="4.301cm" svg:height="0.662cm" draw:transform="rotate (1.5707963267949) translate (7.172cm 5.491cm)">
              <draw:text-box>
                <text:p text:style-name="P16">Theories &amp; hypotheses</text:p>
              </draw:text-box>
            </draw:frame>
            <draw:frame draw:style-name="gr19" draw:text-style-name="P19" draw:layer="layout" svg:width="2.155cm" svg:height="0.662cm" svg:x="10.19cm" svg:y="0.839cm">
              <draw:text-box>
                <text:p text:style-name="P18"><text:span text:style-name="T3">Inference</text:span></text:p>
              </draw:text-box>
            </draw:frame>
            <draw:frame draw:style-name="gr20" draw:text-style-name="P21" draw:layer="layout" svg:width="1.375cm" svg:height="0.642cm" svg:x="12.345cm" svg:y="2.999cm">
              <draw:text-box>
                <text:p text:style-name="P20">Data</text:p>
              </draw:text-box>
            </draw:frame>
            <draw:frame draw:style-name="gr21" draw:text-style-name="P21" draw:layer="layout" svg:width="1.375cm" svg:height="0.647cm" svg:x="9.056cm" svg:y="0.543cm">
              <draw:text-box>
                <text:p text:style-name="P20">Model</text:p>
              </draw:text-box>
            </draw:frame>
            <draw:frame draw:style-name="gr20" draw:text-style-name="P23" draw:layer="layout" svg:width="1.375cm" svg:height="0.642cm" svg:x="10.105cm" svg:y="2.826cm">
              <draw:text-box>
                <text:p text:style-name="P22">Post-</text:p>
              </draw:text-box>
            </draw:frame>
            <draw:frame draw:style-name="gr20" draw:text-style-name="P23" draw:layer="layout" svg:width="1.375cm" svg:height="0.642cm" svg:x="8.038cm" svg:y="2.826cm">
              <draw:text-box>
                <text:p text:style-name="P22">Pre-</text:p>
              </draw:text-box>
            </draw:frame>
            <draw:frame draw:style-name="gr20" draw:text-style-name="P23" draw:layer="layout" svg:width="1.381cm" svg:height="0.642cm" draw:transform="rotate (1.5707963267949) translate (9.229cm 5.063cm)">
              <draw:text-box>
                <text:p text:style-name="P22">Pre-</text:p>
              </draw:text-box>
            </draw:frame>
            <draw:frame draw:style-name="gr20" draw:text-style-name="P23" draw:layer="layout" svg:width="1.381cm" svg:height="0.642cm" draw:transform="rotate (1.5707963267949) translate (9.229cm 2.999cm)">
              <draw:text-box>
                <text:p text:style-name="P22">Post-</text:p>
              </draw:text-box>
            </draw:frame>
            <draw:frame draw:style-name="gr22" draw:text-style-name="P25" draw:layer="layout" svg:width="2.041cm" svg:height="0.911cm" svg:x="9.659cm" svg:y="1.661cm">
              <draw:text-box>
                <text:p text:style-name="P24"><text:span text:style-name="T3">Estimation</text:span></text:p>
              </draw:text-box>
            </draw:frame>
            <draw:frame draw:style-name="gr22" draw:text-style-name="P25" draw:layer="layout" svg:width="1.993cm" svg:height="0.911cm" svg:x="11.407cm" svg:y="1.66cm">
              <draw:text-box>
                <text:p text:style-name="P24"><text:span text:style-name="T3">Prediction</text:span></text:p>
              </draw:text-box>
            </draw:frame>
            <draw:path draw:style-name="gr2" draw:text-style-name="P26" draw:layer="layout" svg:width="1.935cm" svg:height="1.934cm" svg:x="9.761cm" svg:y="3.341cm" svg:viewBox="0 0 1936 1935" svg:d="M0 1519l1541-1519h260l-1801 1775zM0 926l939-926h260l-1199 1182zM0 323l328-323h260l-588 580zM1936 465l-1491 1470h-260l1751-1726zM1936 1059l-889 876h-260l1149-1132zM1936 1661l-278 274h-259l537-529z">
              <text:p/>
            </draw:path>
            <draw:line draw:style-name="gr5" draw:text-style-name="P27" draw:layer="layout" svg:x1="7.782cm" svg:y1="3.341cm" svg:x2="11.526cm" svg:y2="3.341cm">
              <text:p/>
            </draw:line>
            <draw:line draw:style-name="gr23" draw:text-style-name="P27" draw:layer="layout" svg:x1="9.761cm" svg:y1="5.319cm" svg:x2="9.761cm" svg:y2="1.19cm">
              <text:p/>
            </draw:line>
            <draw:line draw:style-name="gr6" draw:text-style-name="P27" draw:layer="layout" svg:x1="11.482cm" svg:y1="3.341cm" svg:x2="12.558cm" svg:y2="3.341cm">
              <text:p/>
            </draw:line>
          </draw:g>
          <draw:custom-shape draw:style-name="gr24" draw:text-style-name="P27" draw:layer="layout" svg:width="6.456cm" svg:height="4.948cm" svg:x="7.05cm" svg:y="0.543cm">
            <text:p/>
            <draw:enhanced-geometry svg:viewBox="0 0 21600 21600" draw:type="rectangle" draw:enhanced-path="M 0 0 L 21600 0 21600 21600 0 21600 0 0 Z N"/>
          </draw:custom-shape>
          <draw:frame draw:style-name="gr25" draw:text-style-name="P29" draw:layer="layout" svg:width="4.052cm" svg:height="0.674cm" svg:x="8.079cm" svg:y="-0.115cm">
            <draw:text-box>
              <text:p text:style-name="P28"><text:span text:style-name="T4">Model-data space</text:span></text:p>
            </draw:text-box>
          </draw:frame>
        </draw:g>
        <draw:g draw:style-name="gr13">
          <draw:path draw:style-name="gr2" draw:text-style-name="P30" draw:layer="layout" svg:width="2.337cm" svg:height="2.272cm" svg:x="2.874cm" svg:y="3.323cm" svg:viewBox="0 0 2338 2273" svg:d="M0 1784l1862-1784h313l-2175 2085zM0 1086l1134-1086h314l-1448 1387zM0 380l396-380h314l-710 680zM2338 547l-1801 1726h-314l2115-2027zM2338 1244l-1073 1029h-315l1388-1330zM2338 1951l-336 322h-314l650-623z">
            <text:p/>
          </draw:path>
          <draw:path draw:style-name="gr2" draw:text-style-name="P30" draw:layer="layout" svg:width="2.337cm" svg:height="2.272cm" svg:x="0.558cm" svg:y="1.006cm" svg:viewBox="0 0 2338 2273" svg:d="M0 1784l1862-1784h313l-2175 2085zM0 1086l1134-1086h314l-1448 1387zM0 380l396-380h314l-710 680zM2338 547l-1801 1726h-314l2115-2027zM2338 1244l-1073 1029h-315l1388-1330zM2338 1951l-336 322h-314l650-623z">
            <text:p/>
          </draw:path>
          <draw:path draw:style-name="gr3" draw:text-style-name="P2" draw:layer="layout" svg:width="0.199cm" svg:height="5.039cm" svg:x="2.792cm" svg:y="0.579cm" svg:viewBox="0 0 200 5040" svg:d="M118 1851v3189h-18-17v-3189zM83 1151v-951h-83l100-200 100 200h-82v951z">
            <text:p/>
          </draw:path>
          <draw:line draw:style-name="gr5" draw:text-style-name="P31" draw:layer="layout" svg:x1="0.5cm" svg:y1="3.317cm" svg:x2="5.007cm" svg:y2="3.317cm">
            <text:p/>
          </draw:line>
          <draw:line draw:style-name="gr6" draw:text-style-name="P31" draw:layer="layout" svg:x1="5.007cm" svg:y1="3.317cm" svg:x2="6.25cm" svg:y2="3.317cm">
            <text:p/>
          </draw:line>
          <draw:frame draw:style-name="gr26" draw:text-style-name="P33" draw:layer="layout" svg:width="2.085cm" svg:height="0.775cm" svg:x="0.796cm" svg:y="4.346cm">
            <draw:text-box>
              <text:p text:style-name="P32">+</text:p>
            </draw:text-box>
          </draw:frame>
          <draw:frame draw:style-name="gr26" draw:text-style-name="P35" draw:layer="layout" svg:width="2.078cm" svg:height="0.775cm" svg:x="3.941cm" svg:y="1.014cm">
            <draw:text-box>
              <text:p text:style-name="P34">Fit data</text:p>
            </draw:text-box>
          </draw:frame>
          <draw:frame draw:style-name="gr11" draw:text-style-name="P37" draw:layer="layout" svg:width="2.048cm" svg:height="1.241cm" svg:x="1.85cm" svg:y="1.464cm">
            <draw:text-box>
              <text:p text:style-name="P36">Model</text:p>
              <text:p text:style-name="P36"><text:s text:c="2"/>building <text:s text:c="3"/></text:p>
            </draw:text-box>
          </draw:frame>
          <draw:frame draw:style-name="gr22" draw:text-style-name="P39" draw:layer="layout" svg:width="1.799cm" svg:height="0.911cm" svg:x="0.574cm" svg:y="4.149cm">
            <draw:text-box>
              <text:p text:style-name="P38">Research question</text:p>
            </draw:text-box>
          </draw:frame>
          <draw:path draw:style-name="gr27" draw:text-style-name="P40" draw:layer="layout" svg:width="2.573cm" svg:height="2.708cm" svg:x="2.16cm" svg:y="1.637cm" svg:viewBox="0 0 2574 2709" svg:d="M2101 271c-114 45-231 108-346 191-116 82-232 183-343 301-150 158-289 342-410 542-1 2-3 3-4 4-1 0-1 0-2 1l-901 1394c-1 1-2 2-4 3s-4 2-5 2c-2 0-4-1-6-2l-38-23-37-22c-1-1-3-3-4-4 0-2-1-4-1-6s1-4 1-6c1 0 1 0 1 0l915-1415c1-2 2-3 4-4 0 0 1 0 1-1 122-198 260-378 409-536 116-123 237-229 359-315 123-88 248-156 371-203 77-30 153-50 226-63l-19-109 306 119-250 199-18-103c-67 11-135 30-205 56z">
            <text:p/>
          </draw:path>
          <draw:frame draw:style-name="gr28" draw:text-style-name="P42" draw:layer="layout" svg:width="4.25cm" svg:height="1.097cm" svg:x="0.75cm" svg:y="-0.314cm">
            <draw:text-box>
              <text:p text:style-name="P41"><text:span text:style-name="T5">TREND ESTIMATION</text:span></text:p>
            </draw:text-box>
          </draw:frame>
        </draw:g>
        <draw:g draw:style-name="gr1">
          <draw:custom-shape draw:style-name="gr29" draw:text-style-name="P43" draw:layer="layout" svg:width="3.918cm" svg:height="1.599cm" svg:x="0.945cm" svg:y="7.744cm">
            <text:p/>
            <draw:enhanced-geometry svg:viewBox="0 0 21600 21600" draw:type="rectangle" draw:enhanced-path="M 0 0 L 21600 0 21600 21600 0 21600 0 0 Z N"/>
          </draw:custom-shape>
          <draw:path draw:style-name="gr2" draw:text-style-name="P26" draw:layer="layout" svg:width="2.334cm" svg:height="2.272cm" draw:transform="rotate (-3.14159265358979) translate (5.239300560871cm 11.9664605923289cm)" svg:viewBox="0 0 2335 2273" svg:d="M0 1784l1860-1784h312l-2172 2085zM0 1086l1133-1086h313l-1446 1387zM0 380l396-380h313l-709 680zM2335 547l-1798 1726h-314l2112-2027zM2335 1244l-1072 1029h-314l1386-1330zM2335 1951l-335 322h-314l649-623z">
            <text:p/>
          </draw:path>
          <draw:path draw:style-name="gr30" draw:text-style-name="P44" draw:layer="layout" svg:width="2.338cm" svg:height="2.27cm" svg:x="0.536cm" svg:y="9.686cm" svg:viewBox="0 0 2339 2271" svg:d="M0 1928l1986-1928h312l-2298 2230zM0 1221l1258-1221h312l-1570 1524zM0 515l530-515h312l-842 817zM0 0h114l-114 111zM2339 666l-1653 1605h-312l1965-1907zM2339 1373l-925 898h-312l1237-1201zM2339 2079l-198 192h-311l509-495z">
            <text:p/>
          </draw:path>
          <draw:line draw:style-name="gr5" draw:text-style-name="P27" draw:layer="layout" svg:x1="0.512cm" svg:y1="9.694cm" svg:x2="5.013cm" svg:y2="9.694cm">
            <text:p/>
          </draw:line>
          <draw:line draw:style-name="gr23" draw:text-style-name="P27" draw:layer="layout" svg:x1="2.892cm" svg:y1="12.02cm" svg:x2="2.892cm" svg:y2="7.08cm">
            <text:p/>
          </draw:line>
          <draw:line draw:style-name="gr6" draw:text-style-name="P27" draw:layer="layout" svg:x1="5.013cm" svg:y1="9.694cm" svg:x2="6.255cm" svg:y2="9.694cm">
            <text:p/>
          </draw:line>
          <draw:path draw:style-name="gr31" draw:text-style-name="P27" draw:layer="layout" svg:width="0.985cm" svg:height="0.544cm" draw:transform="skewX (0.401600260883895) rotate (0.139102741383948) translate (4.4720162886094cm 8.32452065606721cm)" svg:viewBox="0 0 986 545" svg:d="M0 0c640 0 986 545 986 545">
            <text:p/>
          </draw:path>
          <draw:frame draw:style-name="gr32" draw:text-style-name="P46" draw:layer="layout" svg:width="1.796cm" svg:height="0.775cm" svg:x="4.804cm" svg:y="8.638cm">
            <draw:text-box>
              <text:p text:style-name="P45"><text:span text:style-name="T6">Forecast</text:span></text:p>
            </draw:text-box>
          </draw:frame>
          <draw:frame draw:style-name="gr33" draw:text-style-name="P48" draw:layer="layout" svg:width="2.072cm" svg:height="0.581cm" svg:x="3.068cm" svg:y="9.092cm">
            <draw:text-box>
              <text:p text:style-name="P47"><text:span text:style-name="T6">Calibration</text:span></text:p>
            </draw:text-box>
          </draw:frame>
          <draw:path draw:style-name="gr34" draw:text-style-name="P49" draw:layer="layout" svg:width="3.42cm" svg:height="1.209cm" svg:x="1.175cm" svg:y="7.943cm" svg:viewBox="0 0 3421 1210" svg:d="M498 1167c-96-28-184-69-258-118-36-25-70-53-99-82-30-30-56-61-76-95-21-33-37-69-48-105s-17-75-17-113c0-39 6-77 17-114 11-36 27-72 48-104 20-34 46-66 76-95 29-30 63-57 99-83 74-49 162-90 258-118 40-11 82-21 125-28l-1-112 182 97c3 0 6 0 9 0 93 0 188 23 282 59 91 35 181 84 263 137s156 109 217 161c31 26 59 50 83 72 20 18 38 34 52 47 15-13 31-29 51-47 24-22 52-46 83-72 62-51 136-108 218-161 83-53 172-103 265-138 92-37 188-59 281-59 112 0 218 15 315 43s184 69 258 118c37 25 70 53 100 83 29 29 55 61 76 94 20 34 36 69 47 106 12 36 17 74 17 112 0 40-5 77-17 114-11 37-27 72-47 105-21 33-47 65-76 95-30 29-63 57-100 82-74 50-161 90-258 118s-203 44-315 44c-93 0-188-23-281-60-92-35-182-83-264-137-81-53-156-109-217-161-31-25-59-49-83-72-20-17-38-33-52-47-14 14-31 30-51 47-24 22-52 47-83 72-62 51-136 108-218 162-82 53-172 102-264 137-93 37-189 59-282 59-112 0-218-15-315-43zM141 745c9 30 23 58 39 86 18 28 39 54 64 78 23 25 51 48 83 69 62 42 135 77 218 100 82 24 173 36 268 36 41 0 83-5 126-16 43-10 86-25 129-43 87-38 172-88 249-142s146-110 203-157c28-25 52-48 73-66 10-10 19-18 27-26 4-4 7-7 10-10-3-3-6-6-10-10-8-8-17-16-27-26-21-19-45-42-73-66-57-48-126-104-203-158-77-53-162-104-249-141-43-18-86-33-129-44-34-8-69-14-102-16l-212 127-1-110c-27 6-54 12-79 19-83 24-156 59-218 100-32 22-60 44-83 69-25 25-46 51-64 78-16 28-30 56-39 86-8 30-13 61-13 92s5 62 13 91zM3280 744c9-29 13-60 13-92 0-31-4-61-13-91-9-29-22-58-39-85-18-28-39-55-63-79s-52-48-83-68c-63-43-136-77-218-100-83-24-174-37-269-37-40 0-83 5-126 16-43 10-86 25-129 44-86 37-172 88-248 141-78 54-147 110-204 159-28 24-52 46-73 64-10 10-19 19-27 27-4 3-7 6-10 9 3 4 6 7 10 11 8 8 17 16 27 25 21 20 45 42 73 66 57 49 126 105 204 158 76 54 162 104 248 141 43 18 86 33 129 45 43 10 86 16 126 16 95 0 186-13 269-37 82-24 155-58 218-100 31-22 59-44 83-69s45-51 63-78c17-27 30-56 39-86z">
            <text:p/>
          </draw:path>
          <draw:frame draw:style-name="gr22" draw:text-style-name="P51" draw:layer="layout" svg:width="2.076cm" svg:height="0.911cm" svg:x="-0.56cm" svg:y="7.835cm">
            <draw:text-box>
              <text:p text:style-name="P50"><text:span text:style-name="T6"><text:s/></text:span><text:span text:style-name="T6">Model</text:span></text:p>
              <text:p text:style-name="P50"><text:span text:style-name="T6">building <text:s/></text:span></text:p>
            </draw:text-box>
          </draw:frame>
          <draw:path draw:style-name="gr35" draw:text-style-name="P27" draw:layer="layout" svg:width="1.221cm" svg:height="0.571cm" draw:transform="skewX (0.273493093787511) rotate (2.32076430637686) translate (1.7191111181438cm 10.1869202909539cm)" svg:viewBox="0 0 1222 572" svg:d="M0 0c794 0 1222 572 1222 572">
            <text:p/>
          </draw:path>
          <draw:frame draw:style-name="gr22" draw:text-style-name="P48" draw:layer="layout" svg:width="1.796cm" svg:height="0.911cm" svg:x="1.265cm" svg:y="10.138cm">
            <draw:text-box>
              <text:p text:style-name="P47"><text:span text:style-name="T6">Research</text:span></text:p>
              <text:p text:style-name="P47"><text:span text:style-name="T6"><text:s text:c="2"/></text:span><text:span text:style-name="T6">question</text:span></text:p>
            </draw:text-box>
          </draw:frame>
          <draw:frame draw:style-name="gr28" draw:text-style-name="P53" draw:layer="layout" svg:width="4.5cm" svg:height="1.097cm" svg:x="0.65cm" svg:y="5.978cm">
            <draw:text-box>
              <text:p text:style-name="P52"><text:span text:style-name="T7">FORECASTING</text:span></text:p>
              <text:p text:style-name="P52"><text:span text:style-name="T8">(process-based model)</text:span></text:p>
            </draw:text-box>
          </draw:frame>
        </draw:g>
        <draw:frame draw:style-name="gr26" draw:text-style-name="P55" draw:layer="layout" svg:width="1cm" svg:height="0.775cm" svg:x="0cm" svg:y="0.008cm">
          <draw:text-box>
            <text:p text:style-name="P54"><text:span text:style-name="T9">A</text:span></text:p>
          </draw:text-box>
        </draw:frame>
        <draw:frame draw:style-name="gr26" draw:text-style-name="P55" draw:layer="layout" svg:width="1cm" svg:height="0.775cm" svg:x="0cm" svg:y="6.225cm">
          <draw:text-box>
            <text:p text:style-name="P54"><text:span text:style-name="T9">B</text:span></text:p>
          </draw:text-box>
        </draw:frame>
        <draw:frame draw:style-name="gr26" draw:text-style-name="P55" draw:layer="layout" svg:width="1cm" svg:height="0.775cm" svg:x="7.6cm" svg:y="6.226cm">
          <draw:text-box>
            <text:p text:style-name="P54"><text:span text:style-name="T9">C</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ato Light" svg:font-family="'Lato Light'" style:font-pitch="variable"/>
    <style:font-face style:name="Lato Light1" svg:font-family="'Lato Light'"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2" draw:display-name="Gradient 12" draw:style="axial" draw:start-color="#ff972f" draw:end-color="#ff972f" draw:start-intensity="100%" draw:end-intensity="100%" draw:angle="30deg" draw:border="0%">
      <loext:gradient-stop svg:offset="0" loext:color-type="rgb" loext:color-value="#ff972f"/>
      <loext:gradient-stop svg:offset="1" loext:color-type="rgb" loext:color-value="#ff972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7" draw:display-name="Transparency 17" draw:style="linear" draw:start="20%" draw:end="0%" draw:angle="90deg" draw:border="65%">
      <loext:opacity-stop svg:offset="0" svg:stop-opacity="0.2"/>
      <loext:opacity-stop svg:offset="1" svg:stop-opacity="0"/>
    </draw:opacity>
    <draw:marker draw:name="Arrow" svg:viewBox="0 0 20 30" svg:d="M10 0l-10 30h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13" svg:d="M0 13l10-13 10 13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6:29:04.476621386</meta:creation-date>
    <dc:date>2025-04-07T17:11:27.613636644</dc:date>
    <meta:editing-duration>PT42M21S</meta:editing-duration>
    <meta:editing-cycles>8</meta:editing-cycles>
    <meta:generator>LibreOffice/24.8.5.2$Linux_X86_64 LibreOffice_project/480$Build-2</meta:generator>
    <meta:print-date>2025-04-07T17:10:24.556233829</meta:print-date>
    <meta:printed-by>PDF files</meta:printed-by>
    <meta:document-statistic meta:object-count="69"/>
  </office:meta>
</office:document-meta>
</file>